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356cm" svg:stroke-color="#000000" draw:marker-start-width="0.352cm" draw:marker-end-width="0.352cm" svg:stroke-linecap="round" draw:fill="none" draw:textarea-horizontal-align="justify" draw:textarea-vertical-align="middle" draw:auto-grow-height="false" fo:padding-top="0.3cm" fo:padding-bottom="0.3cm" fo:padding-left="0.425cm" fo:padding-right="0.425cm" draw:shadow="hidden"/>
    </style:style>
    <style:style style:name="gr2" style:family="graphic" style:parent-style-name="objectwithoutfill">
      <style:graphic-properties svg:stroke-width="0.356cm" draw:marker-start-width="0.352cm" draw:marker-end-width="0.352cm" svg:stroke-linecap="round" draw:fill="none" draw:textarea-vertical-align="middle" fo:padding-top="0.3cm" fo:padding-bottom="0.3cm" fo:padding-left="0.425cm" fo:padding-right="0.425cm"/>
    </style:style>
    <style:style style:name="gr3" style:family="graphic" style:parent-style-name="standard">
      <style:graphic-properties svg:stroke-width="0.356cm" svg:stroke-color="#000000" svg:stroke-linecap="round" draw:fill="none" draw:textarea-horizontal-align="justify" draw:textarea-vertical-align="middle" draw:auto-grow-height="false" fo:padding-top="0.301cm" fo:padding-bottom="0.301cm" fo:padding-left="0.426cm" fo:padding-right="0.426cm"/>
    </style:style>
    <style:style style:name="gr4" style:family="graphic" style:parent-style-name="objectwithoutfill">
      <style:graphic-properties svg:stroke-width="0.356cm" svg:stroke-linecap="round" draw:fill="none" draw:textarea-vertical-align="middle" fo:padding-top="0.301cm" fo:padding-bottom="0.301cm" fo:padding-left="0.426cm" fo:padding-right="0.426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5.08cm" svg:height="8.89cm" svg:x="7.603cm" svg:y="12.43cm" svg:viewBox="0 0 5081 8891" svg:d="M2540 0c720 0 1270 275 1270 635s-550 635-1270 635-1270-275-1270-635 550-635 1270-635zM1270 0zM3811 1271zM1270 635l-1270 6985zM2540 6350c1440 0 2540 550 2540 1270s-1100 1270-2540 1270-2540-550-2540-1270 1100-1270 2540-1270zM0 6350zM5081 8891zM3810 635l1270 6985z">
            <text:p/>
          </draw:path>
          <draw:line draw:style-name="gr2" draw:text-style-name="P1" draw:layer="layout" svg:x1="9.89cm" svg:y1="6.08cm" svg:x2="9.89cm" svg:y2="13.065cm">
            <text:p/>
          </draw:line>
          <draw:line draw:style-name="gr2" draw:text-style-name="P1" draw:layer="layout" svg:x1="10.398cm" svg:y1="6.08cm" svg:x2="10.398cm" svg:y2="13.065cm">
            <text:p/>
          </draw:line>
          <draw:custom-shape draw:style-name="gr3" draw:text-style-name="P1" draw:layer="layout" svg:width="1.27cm" svg:height="1.27cm" svg:x="9.509cm" svg:y="4.8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path draw:style-name="gr4" draw:text-style-name="P1" draw:layer="layout" svg:width="0.358cm" svg:height="0.358cm" draw:transform="rotate (-0.785398163397448) translate (10.144cm 12.811cm)" svg:viewBox="0 0 359 359" svg:d="M0 359c359 0 359-359 359-359">
            <text:p/>
          </draw:path>
          <draw:g>
            <draw:path draw:style-name="gr4" draw:text-style-name="P1" draw:layer="layout" svg:width="2.507cm" svg:height="1.36cm" draw:transform="skewX (-0.00279252680319096) rotate (-1.07425015460251) translate (12.1757308998337cm 4.04759488669751cm)" svg:viewBox="0 0 2508 1361" svg:d="M0 0c1790-5 2508 1361 2508 1361">
              <text:p/>
            </draw:path>
            <draw:path draw:style-name="gr4" draw:text-style-name="P1" draw:layer="layout" svg:width="1.113cm" svg:height="0.605cm" draw:transform="skewX (-0.00157079632679504) rotate (-1.07285389120092) translate (11.4140581298526cm 4.81029328196059cm)" svg:viewBox="0 0 1114 606" svg:d="M0 0c795-1 1114 606 1114 606">
              <text:p/>
            </draw:path>
          </draw:g>
          <draw:g>
            <draw:path draw:style-name="gr4" draw:text-style-name="P1" draw:layer="layout" svg:width="2.507cm" svg:height="1.363cm" draw:transform="skewX (0.00174532925199441) rotate (1.07320295705131) translate (6.91518511334108cm 6.25144949387303cm)" svg:viewBox="0 0 2508 1364" svg:d="M2508 0c-1790-3-2508 1364-2508 1364">
              <text:p/>
            </draw:path>
            <draw:path draw:style-name="gr4" draw:text-style-name="P1" draw:layer="layout" svg:width="1.113cm" svg:height="0.608cm" draw:transform="skewX (-0.000872664625997154) rotate (1.07006136439772) translate (8.33902975657218cm 5.78773841052829cm)" svg:viewBox="0 0 1114 609" svg:d="M1114 0c-795 1-1114 609-1114 609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1T11:00:47.961442763</meta:creation-date>
    <dc:date>2015-03-11T11:37:19.869096653</dc:date>
    <meta:editing-duration>PT32M55S</meta:editing-duration>
    <meta:editing-cycles>3</meta:editing-cycles>
    <meta:generator>LibreOffice/4.2.7.2$Linux_X86_64 LibreOffice_project/420m0$Build-2</meta:generator>
    <meta:document-statistic meta:object-count="12"/>
  </office:meta>
</office:document-meta>
</file>